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1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/>
          <table:table-cell table:style-name="ce8"/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2" table:style-name="ce2" office:value-type="string">
            <text:p>- Ալեք</text:p>
          </table:table-cell>
          <table:table-cell table:style-name="ce15"/>
          <table:table-cell table:style-name="ce16" office:value-type="string">
            <text:p>+ Stepan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2" office:value-type="string">
            <text:p><text:span text:style-name="T1">4</text:span></text:p>
          </table:table-cell>
          <table:table-cell table:number-columns-repeated="6"/>
          <table:table-cell table:style-name="ce8"/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style-name="ce2" table:number-columns-repeated="2"/>
          <table:table-cell table:style-name="ce15" table:number-columns-repeated="2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table:number-columns-repeated="5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style-name="ce15" table:number-columns-repeated="5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8/28/2015</text:date>, <text:time>14:2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28T14:22:55</dc:date>
    <meta:editing-duration>P1DT6H38M29S</meta:editing-duration>
    <meta:editing-cycles>747</meta:editing-cycles>
    <meta:generator>OpenOffice/4.1.1$Unix OpenOffice.org_project/411m6$Build-9775</meta:generator>
    <dc:creator>employee employee</dc:creator>
    <meta:document-statistic meta:table-count="6" meta:cell-count="1680" meta:object-count="0"/>
  </office:meta>
</office:document-meta>
</file>